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2" draw:style-name="gr1" draw:text-style-name="P1" svg:width="17.328cm" svg:height="9.979cm" svg:x="30.52cm" svg:y="14.089cm">
            <draw:object draw:notify-on-update-of-ranges="Sheet1.R23:Sheet1.R23 Sheet1.R24:Sheet1.R24 Sheet1.R24:Sheet1.R24 Sheet1.R25:Sheet1.R25 Sheet1.R26:Sheet1.R26 Sheet1.R27:Sheet1.R27 Sheet1.R27:Sheet1.R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ce1"/>
        <table:table-column table:style-name="co1" table:number-columns-repeated="1011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bornes inf</text:p>
          </table:table-cell>
          <table:table-cell table:style-name="ce1" office:value-type="string" calcext:value-type="string">
            <text:p>bornes sup</text:p>
          </table:table-cell>
          <table:table-cell/>
          <table:table-cell office:value-type="string" calcext:value-type="string">
            <text:p>densité effectif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effectif</text:p>
          </table:table-cell>
          <table:table-cell office:value-type="string" calcext:value-type="string">
            <text:p>effectif cumul</text:p>
          </table:table-cell>
          <table:table-cell office:value-type="string" calcext:value-type="string">
            <text:p>centre de classe</text:p>
          </table:table-cell>
          <table:table-cell table:style-name="ce1" office:value-type="string" calcext:value-type="string">
            <text:p>ni . xi </text:p>
          </table:table-cell>
          <table:table-cell table:style-name="ce3" office:value-type="string" calcext:value-type="string">
            <text:p>ni . Xi ²</text:p>
          </table:table-cell>
          <table:table-cell office:value-type="string" calcext:value-type="string">
            <text:p>écart absolu</text:p>
          </table:table-cell>
          <table:table-cell table:number-columns-repeated="1011"/>
        </table:table-row>
        <table:table-row table:style-name="ro1">
          <table:table-cell/>
          <table:table-cell table:style-name="ce1" table:formula="of:=&quot;[&quot; &amp;[.C7]&amp;&quot;;&quot;&amp;[.D7]&amp;&quot;[&quot;" office:value-type="string" office:string-value="[35;80[" calcext:value-type="string">
            <text:p>[35;80[</text:p>
          </table:table-cell>
          <table:table-cell table:style-name="ce2" office:value-type="float" office:value="35" calcext:value-type="float">
            <text:p>35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[.F7]*[.G7]" office:value-type="float" office:value="19.98" calcext:value-type="float">
            <text:p>19,98</text:p>
          </table:table-cell>
          <table:table-cell office:value-type="float" office:value="0.444" calcext:value-type="float">
            <text:p>0,444</text:p>
          </table:table-cell>
          <table:table-cell table:style-name="ce1" table:formula="of:=[.D7]-[.C7]" office:value-type="float" office:value="45" calcext:value-type="float">
            <text:p>45</text:p>
          </table:table-cell>
          <table:table-cell table:style-name="ce1" office:value-type="float" office:value="19.98" calcext:value-type="float">
            <text:p>19,98</text:p>
          </table:table-cell>
          <table:table-cell office:value-type="float" office:value="0" calcext:value-type="float">
            <text:p>0</text:p>
          </table:table-cell>
          <table:table-cell table:formula="of:=([.D7]-[.C7])/2 +[.C7]" office:value-type="float" office:value="57.5" calcext:value-type="float">
            <text:p>57,5</text:p>
          </table:table-cell>
          <table:table-cell table:style-name="ce1" table:formula="of:=[.J7]*[.H7]" office:value-type="float" office:value="1148.85" calcext:value-type="float">
            <text:p>1148,85</text:p>
          </table:table-cell>
          <table:table-cell table:style-name="ce1" table:formula="of:=[.H7]*[.J7]^2" office:value-type="float" office:value="66058.875" calcext:value-type="float">
            <text:p>66058,875</text:p>
          </table:table-cell>
          <table:table-cell table:formula="of:=ABS([.J7]-[.L17])*[.H7]" office:value-type="float" office:value="1155.15697587198" calcext:value-type="float">
            <text:p>1155,15697587198</text:p>
          </table:table-cell>
          <table:table-cell table:number-columns-repeated="1011"/>
        </table:table-row>
        <table:table-row table:style-name="ro1">
          <table:table-cell/>
          <table:table-cell table:style-name="ce1" table:formula="of:=&quot;[&quot; &amp;[.C8]&amp;&quot;;&quot;&amp;[.D8]&amp;&quot;[&quot;" office:value-type="string" office:string-value="[80;105[" calcext:value-type="string">
            <text:p>[80;105[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formula="of:=[.F8]*[.G8]" office:value-type="float" office:value="40" calcext:value-type="float">
            <text:p>40</text:p>
          </table:table-cell>
          <table:table-cell office:value-type="float" office:value="1.6" calcext:value-type="float">
            <text:p>1,6</text:p>
          </table:table-cell>
          <table:table-cell table:style-name="ce1" table:formula="of:=[.D8]-[.C8]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2" table:formula="of:=[.H7]" office:value-type="float" office:value="19.98" calcext:value-type="float">
            <text:p>19,98</text:p>
          </table:table-cell>
          <table:table-cell table:formula="of:=([.D8]-[.C8])/2 +[.C8]" office:value-type="float" office:value="92.5" calcext:value-type="float">
            <text:p>92,5</text:p>
          </table:table-cell>
          <table:table-cell table:style-name="ce1" table:formula="of:=[.J8]*[.H8]" office:value-type="float" office:value="3700" calcext:value-type="float">
            <text:p>3700</text:p>
          </table:table-cell>
          <table:table-cell table:style-name="ce1" table:formula="of:=[.H8]*[.J8]^2" office:value-type="float" office:value="342250" calcext:value-type="float">
            <text:p>342250</text:p>
          </table:table-cell>
          <table:table-cell table:formula="of:=ABS([.J8]-[.$L$17])*[.H8]" office:value-type="float" office:value="912.62657832229" calcext:value-type="float">
            <text:p>912,62657832229</text:p>
          </table:table-cell>
          <table:table-cell table:number-columns-repeated="1011"/>
        </table:table-row>
        <table:table-row table:style-name="ro1">
          <table:table-cell/>
          <table:table-cell table:style-name="ce1" table:formula="of:=&quot;[&quot; &amp;[.C9]&amp;&quot;;&quot;&amp;[.D9]&amp;&quot;[&quot;" office:value-type="string" office:string-value="[105;110[" calcext:value-type="string">
            <text:p>[105;110[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formula="of:=[.F9]*[.G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" table:formula="of:=[.D9]-[.C9]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[.H8]+[.I8]" office:value-type="float" office:value="59.98" calcext:value-type="float">
            <text:p>59,98</text:p>
          </table:table-cell>
          <table:table-cell table:formula="of:=([.D9]-[.C9])/2 +[.C9]" office:value-type="float" office:value="107.5" calcext:value-type="float">
            <text:p>107,5</text:p>
          </table:table-cell>
          <table:table-cell table:style-name="ce1" table:formula="of:=[.J9]*[.H9]" office:value-type="float" office:value="5375" calcext:value-type="float">
            <text:p>5375</text:p>
          </table:table-cell>
          <table:table-cell table:style-name="ce1" table:formula="of:=[.H9]*[.J9]^2" office:value-type="float" office:value="577812.5" calcext:value-type="float">
            <text:p>577812,5</text:p>
          </table:table-cell>
          <table:table-cell table:formula="of:=ABS([.J9]-[.$L$17])*[.H9]" office:value-type="float" office:value="390.783222902862" calcext:value-type="float">
            <text:p>390,783222902862</text:p>
          </table:table-cell>
          <table:table-cell table:number-columns-repeated="1011"/>
        </table:table-row>
        <table:table-row table:style-name="ro1">
          <table:table-cell/>
          <table:table-cell table:style-name="ce1" table:formula="of:=&quot;[&quot; &amp;[.C10]&amp;&quot;;&quot;&amp;[.D10]&amp;&quot;[&quot;" office:value-type="string" office:string-value="[110;120[" calcext:value-type="string">
            <text:p>[110;120[</text:p>
          </table:table-cell>
          <table:table-cell table:style-name="ce2" office:value-type="float" office:value="110" calcext:value-type="float">
            <text:p>110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[.F10]*[.G10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" table:formula="of:=[.D10]-[.C10]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2" table:formula="of:=[.H9]+[.I9]" office:value-type="float" office:value="109.98" calcext:value-type="float">
            <text:p>109,98</text:p>
          </table:table-cell>
          <table:table-cell table:formula="of:=([.D10]-[.C10])/2 +[.C10]" office:value-type="float" office:value="115" calcext:value-type="float">
            <text:p>115</text:p>
          </table:table-cell>
          <table:table-cell table:style-name="ce1" table:formula="of:=[.J10]*[.H10]" office:value-type="float" office:value="3450" calcext:value-type="float">
            <text:p>3450</text:p>
          </table:table-cell>
          <table:table-cell table:style-name="ce1" table:formula="of:=[.H10]*[.J10]^2" office:value-type="float" office:value="396750" calcext:value-type="float">
            <text:p>396750</text:p>
          </table:table-cell>
          <table:table-cell table:formula="of:=ABS([.J10]-[.$L$17])*[.H10]" office:value-type="float" office:value="9.46993374171726" calcext:value-type="float">
            <text:p>9,46993374171726</text:p>
          </table:table-cell>
          <table:table-cell table:number-columns-repeated="1011"/>
        </table:table-row>
        <table:table-row table:style-name="ro1">
          <table:table-cell/>
          <table:table-cell table:style-name="ce1" table:formula="of:=&quot;[&quot; &amp;[.C11]&amp;&quot;;&quot;&amp;[.D11]&amp;&quot;[&quot;" office:value-type="string" office:string-value="[120;140[" calcext:value-type="string">
            <text:p>[120;140[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[.F11]*[.G11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" table:formula="of:=[.D11]-[.C11]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2" table:formula="of:=[.H10]+[.I10]" office:value-type="float" office:value="139.98" calcext:value-type="float">
            <text:p>139,98</text:p>
          </table:table-cell>
          <table:table-cell table:formula="of:=([.D11]-[.C11])/2 +[.C11]" office:value-type="float" office:value="130" calcext:value-type="float">
            <text:p>130</text:p>
          </table:table-cell>
          <table:table-cell table:style-name="ce1" table:formula="of:=[.J11]*[.H11]" office:value-type="float" office:value="7800" calcext:value-type="float">
            <text:p>7800</text:p>
          </table:table-cell>
          <table:table-cell table:style-name="ce1" table:formula="of:=[.H11]*[.J11]^2" office:value-type="float" office:value="1014000" calcext:value-type="float">
            <text:p>1014000</text:p>
          </table:table-cell>
          <table:table-cell table:formula="of:=ABS([.J11]-[.$L$17])*[.H11]" office:value-type="float" office:value="881.060132516566" calcext:value-type="float">
            <text:p>881,060132516566</text:p>
          </table:table-cell>
          <table:table-cell table:number-columns-repeated="1011"/>
        </table:table-row>
        <table:table-row table:style-name="ro1">
          <table:table-cell/>
          <table:table-cell table:style-name="ce1" table:formula="of:=&quot;[&quot; &amp;[.C12]&amp;&quot;;&quot;&amp;[.D12]&amp;&quot;[&quot;" office:value-type="string" office:string-value="[140;170[" calcext:value-type="string">
            <text:p>[140;170[</text:p>
          </table:table-cell>
          <table:table-cell table:style-name="ce2" office:value-type="float" office:value="140" calcext:value-type="float">
            <text:p>1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table:formula="of:=[.F12]*[.G12]" office:value-type="float" office:value="39.99" calcext:value-type="float">
            <text:p>39,99</text:p>
          </table:table-cell>
          <table:table-cell office:value-type="float" office:value="1.333" calcext:value-type="float">
            <text:p>1,333</text:p>
          </table:table-cell>
          <table:table-cell table:style-name="ce1" table:formula="of:=[.D12]-[.C12]" office:value-type="float" office:value="30" calcext:value-type="float">
            <text:p>30</text:p>
          </table:table-cell>
          <table:table-cell table:style-name="ce1" office:value-type="float" office:value="39.99" calcext:value-type="float">
            <text:p>39,99</text:p>
          </table:table-cell>
          <table:table-cell table:style-name="ce2" table:formula="of:=[.H11]+[.I11]" office:value-type="float" office:value="199.98" calcext:value-type="float">
            <text:p>199,98</text:p>
          </table:table-cell>
          <table:table-cell table:formula="of:=([.D12]-[.C12])/2 +[.C12]" office:value-type="float" office:value="155" calcext:value-type="float">
            <text:p>155</text:p>
          </table:table-cell>
          <table:table-cell table:style-name="ce1" table:formula="of:=[.J12]*[.H12]" office:value-type="float" office:value="6198.45" calcext:value-type="float">
            <text:p>6198,45</text:p>
          </table:table-cell>
          <table:table-cell table:style-name="ce1" table:formula="of:=[.H12]*[.J12]^2" office:value-type="float" office:value="960759.75" calcext:value-type="float">
            <text:p>960759,75</text:p>
          </table:table-cell>
          <table:table-cell table:formula="of:=ABS([.J12]-[.$L$17])*[.H12]" office:value-type="float" office:value="1586.97657832229" calcext:value-type="float">
            <text:p>1586,97657832229</text:p>
          </table:table-cell>
          <table:table-cell table:number-columns-repeated="1011"/>
        </table:table-row>
        <table:table-row table:style-name="ro1">
          <table:table-cell/>
          <table:table-cell table:style-name="ce1" table:formula="of:=&quot;[&quot; &amp;[.C13]&amp;&quot;;&quot;&amp;[.D13]&amp;&quot;[&quot;" office:value-type="string" office:string-value="[170;[" calcext:value-type="string">
            <text:p>[170;[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5"/>
          <table:table-cell table:style-name="ce2" table:formula="of:=[.H12]+[.I12]" office:value-type="float" office:value="239.97" calcext:value-type="float">
            <text:p>239,9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office:value-type="string" calcext:value-type="string">
            <text:p>cP4WO0y9ezFTsWwQwfwe1YiwQ2CkBE3tQlbg1</text:p>
          </table:table-cell>
          <table:table-cell/>
          <table:table-cell table:style-name="ce2"/>
          <table:table-cell office:value-type="string" calcext:value-type="string">
            <text:p>cP4WO0y9ezFTsWwQwfwe1YiwQ2CkBE3tQlbg1</text:p>
          </table:table-cell>
          <table:table-cell table:number-columns-repeated="1014"/>
        </table:table-row>
        <table:table-row table:style-name="ro1">
          <table:table-cell table:number-columns-repeated="15"/>
          <table:table-cell office:value-type="string" calcext:value-type="string">
            <text:p>Q1</text:p>
          </table:table-cell>
          <table:table-cell office:value-type="float" office:value="105" calcext:value-type="float">
            <text:p>10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" office:value-type="string" calcext:value-type="string">
            <text:p>étendue</text:p>
          </table:table-cell>
          <table:table-cell table:style-name="ce1" table:formula="of:=[.C13]-[.C7]" office:value-type="float" office:value="135" calcext:value-type="float">
            <text:p>135</text:p>
          </table:table-cell>
          <table:table-cell table:number-columns-repeated="11"/>
          <table:table-cell office:value-type="string" calcext:value-type="string">
            <text:p>Q2</text:p>
          </table:table-cell>
          <table:table-cell office:value-type="float" office:value="113.3" calcext:value-type="float">
            <text:p>113,3</text:p>
          </table:table-cell>
          <table:table-cell/>
          <table:table-cell office:value-type="string" calcext:value-type="string">
            <text:p>Inter-quart</text:p>
          </table:table-cell>
          <table:table-cell table:formula="of:=[.Q17]-[.Q15]" office:value-type="float" office:value="28.3" calcext:value-type="float">
            <text:p>28,3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" office:value-type="string" calcext:value-type="string">
            <text:p>effectif total</text:p>
          </table:table-cell>
          <table:table-cell table:formula="of:=SUM([.H7:.H16])" office:value-type="float" office:value="239.97" calcext:value-type="float">
            <text:p>239,97</text:p>
          </table:table-cell>
          <table:table-cell/>
          <table:table-cell table:style-name="ce1" office:value-type="string" calcext:value-type="string">
            <text:p>moyenne</text:p>
          </table:table-cell>
          <table:table-cell table:style-name="ce1" table:formula="of:=SUM([.K7:.K12])/[.I13]" office:value-type="float" office:value="115.315664458057" calcext:value-type="float">
            <text:p>115,315664458057</text:p>
          </table:table-cell>
          <table:table-cell office:value-type="string" calcext:value-type="string">
            <text:p>variance</text:p>
          </table:table-cell>
          <table:table-cell table:style-name="ce1" table:formula="of:=(SUM([.L7:.L13]))/([.I17])-([.L17]^2)" office:value-type="float" office:value="694.176202930796" calcext:value-type="float">
            <text:p>694,176202930796</text:p>
          </table:table-cell>
          <table:table-cell/>
          <table:table-cell office:value-type="string" calcext:value-type="string">
            <text:p>Q3</text:p>
          </table:table-cell>
          <table:table-cell office:value-type="float" office:value="133.3" calcext:value-type="float">
            <text:p>133,3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Écart-type</text:p>
          </table:table-cell>
          <table:table-cell table:style-name="ce1" table:formula="of:=[.N17]^(1/2)" office:value-type="float" office:value="26.3472238182848" calcext:value-type="float">
            <text:p>26,3472238182848</text:p>
          </table:table-cell>
          <table:table-cell/>
          <table:table-cell office:value-type="string" calcext:value-type="string">
            <text:p>µ</text:p>
          </table:table-cell>
          <table:table-cell office:value-type="float" office:value="115" calcext:value-type="float">
            <text:p>115</text:p>
          </table:table-cell>
          <table:table-cell table:number-columns-repeated="1007"/>
        </table:table-row>
        <table:table-row table:style-name="ro1">
          <table:table-cell>
            <draw:frame draw:z-index="0" draw:style-name="gr2" draw:text-style-name="P2" svg:width="13.497cm" svg:height="6.452cm" svg:x="1.467cm" svg:y="0.421cm">
              <draw:object draw:notify-on-update-of-ranges="Sheet1.H22:Sheet1.H28 Sheet1.I22:Sheet1.I28 Sheet1.H22:Sheet1.H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office:value-type="string" calcext:value-type="string">
            <text:p>ecart absolu moy</text:p>
          </table:table-cell>
          <table:table-cell table:style-name="ce1" table:formula="of:=SUM([.M7:.M13])/[.I17]" office:value-type="float" office:value="20.5695437832967" calcext:value-type="float">
            <text:p>20,569543783296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table:formula="of:=[.C7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" table:formula="of:=[.C8]" office:value-type="float" office:value="80" calcext:value-type="float">
            <text:p>80</text:p>
          </table:table-cell>
          <table:table-cell table:formula="of:=[.I8]" office:value-type="float" office:value="19.98" calcext:value-type="float">
            <text:p>19,98</text:p>
          </table:table-cell>
          <table:table-cell table:number-columns-repeated="4"/>
          <table:table-cell office:value-type="string" calcext:value-type="string">
            <text:p>minimum</text:p>
          </table:table-cell>
          <table:table-cell table:formula="of:=[.Q15]-1.5*[.T16]" office:value-type="float" office:value="62.55" calcext:value-type="float">
            <text:p>62,55</text:p>
          </table:table-cell>
          <table:table-cell/>
          <table:table-cell office:value-type="string" calcext:value-type="string">
            <text:p>min</text:p>
          </table:table-cell>
          <table:table-cell table:formula="of:=[.O23]" office:value-type="float" office:value="62.55" calcext:value-type="float">
            <text:p>62,5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[.C9]" office:value-type="float" office:value="105" calcext:value-type="float">
            <text:p>105</text:p>
          </table:table-cell>
          <table:table-cell table:formula="of:=[.I9]" office:value-type="float" office:value="59.98" calcext:value-type="float">
            <text:p>59,98</text:p>
          </table:table-cell>
          <table:table-cell table:number-columns-repeated="4"/>
          <table:table-cell office:value-type="string" calcext:value-type="string">
            <text:p>Q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q1-min</text:p>
          </table:table-cell>
          <table:table-cell table:formula="of:=[.O24]-[.O23]" office:value-type="float" office:value="42.45" calcext:value-type="float">
            <text:p>42,4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[.C10]" office:value-type="float" office:value="110" calcext:value-type="float">
            <text:p>110</text:p>
          </table:table-cell>
          <table:table-cell table:formula="of:=[.I10]" office:value-type="float" office:value="109.98" calcext:value-type="float">
            <text:p>109,98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median</text:p>
          </table:table-cell>
          <table:table-cell office:value-type="float" office:value="113.3" calcext:value-type="float">
            <text:p>113,3</text:p>
          </table:table-cell>
          <table:table-cell/>
          <table:table-cell office:value-type="string" calcext:value-type="string">
            <text:p>Med-q1</text:p>
          </table:table-cell>
          <table:table-cell table:formula="of:=[.O25]-[.O24]" office:value-type="float" office:value="8.3" calcext:value-type="float">
            <text:p>8,3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[.C11]" office:value-type="float" office:value="120" calcext:value-type="float">
            <text:p>120</text:p>
          </table:table-cell>
          <table:table-cell table:formula="of:=[.I11]" office:value-type="float" office:value="139.98" calcext:value-type="float">
            <text:p>139,98</text:p>
          </table:table-cell>
          <table:table-cell/>
          <table:table-cell table:style-name="ce1" table:formula="of:=[.C7]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Q3</text:p>
          </table:table-cell>
          <table:table-cell office:value-type="float" office:value="133.3" calcext:value-type="float">
            <text:p>133,3</text:p>
          </table:table-cell>
          <table:table-cell/>
          <table:table-cell office:value-type="string" calcext:value-type="string">
            <text:p>q3-med</text:p>
          </table:table-cell>
          <table:table-cell table:formula="of:=[.O26]-[.O25]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[.C12]" office:value-type="float" office:value="140" calcext:value-type="float">
            <text:p>140</text:p>
          </table:table-cell>
          <table:table-cell table:formula="of:=[.I12]" office:value-type="float" office:value="199.98" calcext:value-type="float">
            <text:p>199,98</text:p>
          </table:table-cell>
          <table:table-cell/>
          <table:table-cell table:style-name="ce1" table:formula="of:=[.C7]" office:value-type="float" office:value="35" calcext:value-type="float">
            <text:p>35</text:p>
          </table:table-cell>
          <table:table-cell table:style-name="ce1" table:formula="of:=[.F7]" office:value-type="float" office:value="0.444" calcext:value-type="float">
            <text:p>0,444</text:p>
          </table:table-cell>
          <table:table-cell/>
          <table:table-cell office:value-type="string" calcext:value-type="string">
            <text:p>maximum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Max-q3</text:p>
          </table:table-cell>
          <table:table-cell table:formula="of:=[.O27]-[.O26]" office:value-type="float" office:value="36.7" calcext:value-type="float">
            <text:p>36,7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1" table:formula="of:=[.C13]" office:value-type="float" office:value="170" calcext:value-type="float">
            <text:p>170</text:p>
          </table:table-cell>
          <table:table-cell table:formula="of:=[.I13]" office:value-type="float" office:value="239.97" calcext:value-type="float">
            <text:p>239,97</text:p>
          </table:table-cell>
          <table:table-cell/>
          <table:table-cell table:style-name="ce1" table:formula="of:=[.C8]" office:value-type="float" office:value="80" calcext:value-type="float">
            <text:p>80</text:p>
          </table:table-cell>
          <table:table-cell table:style-name="ce1" table:formula="of:=[.F7]" office:value-type="float" office:value="0.444" calcext:value-type="float">
            <text:p>0,444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8]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8]" office:value-type="float" office:value="80" calcext:value-type="float">
            <text:p>80</text:p>
          </table:table-cell>
          <table:table-cell table:style-name="ce1" table:formula="of:=[.F8]" office:value-type="float" office:value="1.6" calcext:value-type="float">
            <text:p>1,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9]" office:value-type="float" office:value="105" calcext:value-type="float">
            <text:p>105</text:p>
          </table:table-cell>
          <table:table-cell table:style-name="ce1" table:formula="of:=[.F8]" office:value-type="float" office:value="1.6" calcext:value-type="float">
            <text:p>1,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9]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9]" office:value-type="float" office:value="105" calcext:value-type="float">
            <text:p>105</text:p>
          </table:table-cell>
          <table:table-cell table:style-name="ce1" table:formula="of:=[.F9]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0]" office:value-type="float" office:value="110" calcext:value-type="float">
            <text:p>110</text:p>
          </table:table-cell>
          <table:table-cell table:style-name="ce1" table:formula="of:=[.F9]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0]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>
            <draw:frame draw:z-index="1" draw:style-name="gr2" draw:text-style-name="P2" svg:width="16.04cm" svg:height="8.997cm" svg:x="1.727cm" svg:y="0.308cm">
              <draw:object draw:notify-on-update-of-ranges="Sheet1.L25:Sheet1.L47 Sheet1.K25:Sheet1.K47 Sheet1.F7:Sheet1.F13 Sheet1.J7:Sheet1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style-name="ce1" table:formula="of:=[.C10]" office:value-type="float" office:value="110" calcext:value-type="float">
            <text:p>110</text:p>
          </table:table-cell>
          <table:table-cell table:style-name="ce1" table:formula="of:=[.F10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1]" office:value-type="float" office:value="120" calcext:value-type="float">
            <text:p>120</text:p>
          </table:table-cell>
          <table:table-cell table:style-name="ce1" table:formula="of:=[.F10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1]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1]" office:value-type="float" office:value="120" calcext:value-type="float">
            <text:p>120</text:p>
          </table:table-cell>
          <table:table-cell table:style-name="ce1" table:formula="of:=[.F11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2]" office:value-type="float" office:value="140" calcext:value-type="float">
            <text:p>140</text:p>
          </table:table-cell>
          <table:table-cell table:style-name="ce1" table:formula="of:=[.F11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2]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2]" office:value-type="float" office:value="140" calcext:value-type="float">
            <text:p>140</text:p>
          </table:table-cell>
          <table:table-cell table:style-name="ce1" table:formula="of:=[.F12]" office:value-type="float" office:value="1.333" calcext:value-type="float">
            <text:p>1,3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3]" office:value-type="float" office:value="170" calcext:value-type="float">
            <text:p>170</text:p>
          </table:table-cell>
          <table:table-cell table:style-name="ce1" table:formula="of:=[.F12]" office:value-type="float" office:value="1.333" calcext:value-type="float">
            <text:p>1,3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3]" office:value-type="float" office:value="170" calcext:value-type="float">
            <text:p>1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table:formula="of:=[.C13]" office:value-type="float" office:value="170" calcext:value-type="float">
            <text:p>170</text:p>
          </table:table-cell>
          <table:table-cell table:style-name="ce1" table:formula="of:=[.F13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date-style style:name="N119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8">
      <number:hours/>
      <number:text>:</number:text>
      <number:minutes number:style="long"/>
      <number:text>:</number:text>
      <number:seconds number:style="long"/>
    </number:time-style>
    <number:time-style style:name="N117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-</number:text>
      <number:year/>
    </number:date-style>
    <number:date-style style:name="N113">
      <number:day/>
      <number:text>-</number:text>
      <number:month number:textual="true"/>
    </number:date-style>
    <number:date-style style:name="N112">
      <number:day/>
      <number:text>-</number:text>
      <number:month number:textual="true"/>
      <number:text>-</number:text>
      <number:year/>
    </number:date-style>
    <number:date-style style:name="N111">
      <number:day/>
      <number:text>/</number:text>
      <number:month number:style="long"/>
      <number:text>/</number:text>
      <number:year number:style="long"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20:14:33</meta:creation-date>
    <dc:language>fr-BE</dc:language>
    <dc:date>2025-03-18T20:43:12.200567371</dc:date>
    <meta:editing-cycles>23</meta:editing-cycles>
    <meta:editing-duration>PT2H9M33S</meta:editing-duration>
    <meta:generator>LibreOffice/7.3.7.2$Linux_X86_64 LibreOffice_project/30$Build-2</meta:generator>
    <meta:document-statistic meta:table-count="1" meta:cell-count="185" meta:object-count="3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6" style:family="chart">
      <style:graphic-properties draw:stroke="solid" svg:stroke-color="#b3b3b3"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3.498cm" svg:height="6.453cm" xlink:href=".." xlink:type="simple" chart:class="chart:scatter" chart:style-name="ch1">
        <chart:plot-area chart:style-name="ch2" table:cell-range-address="Sheet1.H22:Sheet1.I28" chart:data-source-has-labels="row" svg:x="0.269cm" svg:y="0.129cm" svg:width="12.96cm" svg:height="6.195cm">
          <chart:coordinate-region svg:x="1.076cm" svg:y="0.329cm" svg:width="11.873cm" svg:height="5.3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I22:Sheet1.I28" chart:label-cell-address="Sheet1.H22:Sheet1.H28" chart:class="chart:scatter">
            <chart:domain table:cell-range-address="Sheet1.H22:Sheet1.H2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35 80 105 110 120 140 170</text:p>
                <text:list>
                  <text:list-item>
                    <text:p>35</text:p>
                  </text:list-item>
                  <text:list-item>
                    <text:p>80</text:p>
                  </text:list-item>
                  <text:list-item>
                    <text:p>105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40</text:p>
                  </text:list-item>
                  <text:list-item>
                    <text:p>170</text:p>
                  </text:list-item>
                </text:list>
                <draw:g>
                  <svg:desc>Sheet1.H22:Sheet1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1.H22:Sheet1.H28</svg:desc>
                </draw:g>
              </table:table-cell>
              <table:table-cell office:value-type="float" office:value="0">
                <text:p>0</text:p>
                <draw:g>
                  <svg:desc>Sheet1.I22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59.98">
                <text:p>59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9.98">
                <text:p>109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39.98">
                <text:p>139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199.98">
                <text:p>199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">
                <text:p>170</text:p>
              </table:table-cell>
              <table:table-cell office:value-type="float" office:value="239.97">
                <text:p>239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top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41cm" svg:height="8.998cm" xlink:href=".." xlink:type="simple" chart:class="chart:scatter" chart:style-name="ch1">
        <chart:legend chart:legend-position="end" svg:x="13.242cm" svg:y="3.951cm" style:legend-expansion="high" chart:style-name="ch2"/>
        <chart:plot-area chart:style-name="ch3" table:cell-range-address="Sheet1.K25:Sheet1.L47 Sheet1.F7:Sheet1.F13" chart:data-source-has-labels="row" svg:x="0.32cm" svg:y="0.179cm" svg:width="12.602cm" svg:height="8.64cm">
          <chart:coordinate-region svg:x="0.941cm" svg:y="0.378cm" svg:width="11.7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5:Sheet1.L47" chart:class="chart:scatter">
            <chart:domain table:cell-range-address="Sheet1.K25:Sheet1.K47"/>
            <chart:data-point chart:repeated="23"/>
          </chart:series>
          <chart:series chart:style-name="ch7" chart:values-cell-range-address="Sheet1.F7:Sheet1.F13" loext:label-string="yes" chart:class="chart:scatter">
            <chart:domain table:cell-range-address="Sheet1.J7:Sheet1.J13"/>
            <chart:data-point chart:repeated="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y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5:Sheet1.K47</svg:desc>
                </draw:g>
              </table:table-cell>
              <table:table-cell office:value-type="float" office:value="0">
                <text:p>0</text:p>
                <draw:g>
                  <svg:desc>Sheet1.L25:Sheet1.L47</svg:desc>
                </draw:g>
              </table:table-cell>
              <table:table-cell office:value-type="float" office:value="57.5">
                <text:p>57.5</text:p>
                <draw:g>
                  <svg:desc>Sheet1.J7:Sheet1.J13</svg:desc>
                </draw:g>
              </table:table-cell>
              <table:table-cell office:value-type="float" office:value="0.444">
                <text:p>0.444</text:p>
                <draw:g>
                  <svg:desc>Sheet1.F7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444">
                <text:p>0.444</text:p>
              </table:table-cell>
              <table:table-cell office:value-type="float" office:value="107.5">
                <text:p>10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44">
                <text:p>0.444</text:p>
              </table:table-cell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.6">
                <text:p>1.6</text:p>
              </table:table-cell>
              <table:table-cell office:value-type="float" office:value="155">
                <text:p>155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">
                <text:p>140</text:p>
              </table:table-cell>
              <table:table-cell office:value-type="float" office:value="1.333">
                <text:p>1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">
                <text:p>170</text:p>
              </table:table-cell>
              <table:table-cell office:value-type="float" office:value="1.333">
                <text:p>1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ell-range" chart:error-lower-range="Sheet1.R24:Sheet1.R24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lower-range="Sheet1.R24:Sheet1.R24" loext:std-weight="1"/>
      <style:graphic-properties draw:stroke="solid" svg:stroke-width="0.03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b2b2b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Sheet1.R27:Sheet1.R27" chart:data-label-number="value" chart:data-label-text="false" chart:data-label-symbol="false" chart:data-label-series="false" chart:label-position="center"/>
      <style:graphic-properties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27:Sheet1.R27" loext:std-weight="1"/>
      <style:graphic-properties draw:stroke="solid" svg:stroke-width="0.03cm" svg:stroke-color="#000000" svg:stroke-opacity="100%" draw:stroke-linejoin="round"/>
    </style:style>
    <style:style style:name="ch13" style:family="chart">
      <style:chart-properties chart:solid-type="cuboid" chart:data-label-number="none" chart:data-label-text="false" chart:data-label-symbol="false" chart:data-label-series="false"/>
    </style:style>
    <style:style style:name="ch14" style:family="chart" style:data-style-name="N0">
      <style:chart-properties chart:link-data-style-to-source="true" chart:error-upper-range="Sheet1.R25:Sheet1.R25"/>
      <style:graphic-properties draw:stroke="none" draw:fill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29cm" svg:height="9.98cm" xlink:href=".." xlink:type="simple" chart:class="chart:bar" chart:style-name="ch1">
        <chart:plot-area chart:style-name="ch2" table:cell-range-address="Sheet1.R23:Sheet1.R27" svg:x="-0.018cm" svg:y="0.321cm" svg:width="16.567cm" svg:height="9.536cm">
          <chart:coordinate-region svg:x="0.789cm" svg:y="0.52cm" svg:width="15.76cm" svg:height="9.13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R23:Sheet1.R23" chart:class="chart:bar">
            <chart:data-point/>
          </chart:series>
          <chart:series chart:style-name="ch7" chart:values-cell-range-address="Sheet1.R24:Sheet1.R24" chart:class="chart:bar">
            <chart:error-indicator chart:style-name="ch8" chart:dimension="y"/>
            <chart:data-point chart:style-name="ch9"/>
          </chart:series>
          <chart:series chart:style-name="ch10" chart:values-cell-range-address="Sheet1.R25:Sheet1.R25" chart:class="chart:bar">
            <chart:data-point/>
          </chart:series>
          <chart:series chart:style-name="ch11" chart:values-cell-range-address="Sheet1.R26:Sheet1.R26" chart:class="chart:bar">
            <chart:error-indicator chart:style-name="ch12" chart:dimension="y"/>
            <chart:data-point chart:style-name="ch13"/>
          </chart:series>
          <chart:series chart:style-name="ch14" chart:values-cell-range-address="Sheet1.R27:Sheet1.R27" chart:class="chart:bar">
            <chart:data-point chart:style-name="ch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.55">
                <text:p>62.55</text:p>
                <draw:g>
                  <svg:desc>Sheet1.R23:Sheet1.R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.45">
                <text:p>42.45</text:p>
                <draw:g>
                  <svg:desc>Sheet1.R24:Sheet1.R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.45">
                <text:p>42.45</text:p>
                <draw:g>
                  <svg:desc>Sheet1.R24:Sheet1.R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3">
                <text:p>8.3</text:p>
                <draw:g>
                  <svg:desc>Sheet1.R25:Sheet1.R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Sheet1.R26:Sheet1.R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.7">
                <text:p>36.7</text:p>
                <draw:g>
                  <svg:desc>Sheet1.R27:Sheet1.R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.7">
                <text:p>36.7</text:p>
                <draw:g>
                  <svg:desc>Sheet1.R27:Sheet1.R2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